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29.93mm"/>
    </style:style>
    <style:style style:name="co3" style:family="table-column">
      <style:table-column-properties fo:break-before="auto" style:column-width="27.06mm"/>
    </style:style>
    <style:style style:name="co4" style:family="table-column">
      <style:table-column-properties fo:break-before="auto" style:column-width="34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  <style:text-properties style:text-position="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is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t_n[s]</text:p>
          </table:table-cell>
          <table:table-cell table:style-name="ce6" office:value-type="string" calcext:value-type="string">
            <text:p>t_o[s]</text:p>
          </table:table-cell>
          <table:table-cell table:style-name="ce4" office:value-type="string" calcext:value-type="string">
            <text:p>#primes_n</text:p>
          </table:table-cell>
          <table:table-cell table:style-name="ce4" office:value-type="string" calcext:value-type="string">
            <text:p>#primes_o – 1</text:p>
          </table:table-cell>
          <table:table-cell/>
          <table:table-cell table:style-name="ce4" office:value-type="string" calcext:value-type="string">
            <text:p>t_n / t_o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style-name="ce5" office:value-type="float" office:value="1.6142570771" calcext:value-type="float">
            <text:p>1.6142570771</text:p>
          </table:table-cell>
          <table:table-cell table:style-name="ce5" office:value-type="float" office:value="0.6927529358" calcext:value-type="float">
            <text:p>0.6927529358</text:p>
          </table:table-cell>
          <table:table-cell table:style-name="ce5" office:value-type="float" office:value="5761455" calcext:value-type="float">
            <text:p>5761455</text:p>
          </table:table-cell>
          <table:table-cell table:style-name="ce5" office:value-type="float" office:value="5761454" calcext:value-type="float">
            <text:p>5761454</text:p>
          </table:table-cell>
          <table:table-cell/>
          <table:table-cell table:style-name="ce5" table:formula="of:=[.$B$2:.$B$43]/[.$C$2:.$C$43]" office:value-type="float" office:value="2.33020604270097" calcext:value-type="float">
            <text:p>2.3302060427</text:p>
          </table:table-cell>
        </table:table-row>
        <table:table-row table:style-name="ro1">
          <table:table-cell office:value-type="float" office:value="200000000" calcext:value-type="float">
            <text:p>200000000</text:p>
          </table:table-cell>
          <table:table-cell office:value-type="float" office:value="3.3796610065" calcext:value-type="float">
            <text:p>3.3796610065</text:p>
          </table:table-cell>
          <table:table-cell office:value-type="float" office:value="1.5407490117" calcext:value-type="float">
            <text:p>1.5407490117</text:p>
          </table:table-cell>
          <table:table-cell office:value-type="float" office:value="11078937" calcext:value-type="float">
            <text:p>11078937</text:p>
          </table:table-cell>
          <table:table-cell office:value-type="float" office:value="11078936" calcext:value-type="float">
            <text:p>11078936</text:p>
          </table:table-cell>
          <table:table-cell/>
          <table:table-cell table:formula="of:=[.$B$2:.$B$43]/[.$C$2:.$C$43]" office:value-type="float" office:value="2.19351820500019" calcext:value-type="float">
            <text:p>2.193518205</text:p>
          </table:table-cell>
        </table:table-row>
        <table:table-row table:style-name="ro1">
          <table:table-cell office:value-type="float" office:value="300000000" calcext:value-type="float">
            <text:p>300000000</text:p>
          </table:table-cell>
          <table:table-cell office:value-type="float" office:value="5.2564000593" calcext:value-type="float">
            <text:p>5.2564000593</text:p>
          </table:table-cell>
          <table:table-cell office:value-type="float" office:value="2.2783710453" calcext:value-type="float">
            <text:p>2.2783710453</text:p>
          </table:table-cell>
          <table:table-cell office:value-type="float" office:value="16252325" calcext:value-type="float">
            <text:p>16252325</text:p>
          </table:table-cell>
          <table:table-cell office:value-type="float" office:value="16252324" calcext:value-type="float">
            <text:p>16252324</text:p>
          </table:table-cell>
          <table:table-cell/>
          <table:table-cell table:formula="of:=[.$B$2:.$B$43]/[.$C$2:.$C$43]" office:value-type="float" office:value="2.30708692956018" calcext:value-type="float">
            <text:p>2.3070869296</text:p>
          </table:table-cell>
        </table:table-row>
        <table:table-row table:style-name="ro1">
          <table:table-cell office:value-type="float" office:value="400000000" calcext:value-type="float">
            <text:p>400000000</text:p>
          </table:table-cell>
          <table:table-cell office:value-type="float" office:value="6.7034089816" calcext:value-type="float">
            <text:p>6.7034089816</text:p>
          </table:table-cell>
          <table:table-cell office:value-type="float" office:value="3.1714290402" calcext:value-type="float">
            <text:p>3.1714290402</text:p>
          </table:table-cell>
          <table:table-cell office:value-type="float" office:value="21336326" calcext:value-type="float">
            <text:p>21336326</text:p>
          </table:table-cell>
          <table:table-cell office:value-type="float" office:value="21336325" calcext:value-type="float">
            <text:p>21336325</text:p>
          </table:table-cell>
          <table:table-cell/>
          <table:table-cell table:formula="of:=[.$B$2:.$B$43]/[.$C$2:.$C$43]" office:value-type="float" office:value="2.1136872042949" calcext:value-type="float">
            <text:p>2.1136872043</text:p>
          </table:table-cell>
        </table:table-row>
        <table:table-row table:style-name="ro1">
          <table:table-cell office:value-type="float" office:value="500000000" calcext:value-type="float">
            <text:p>500000000</text:p>
          </table:table-cell>
          <table:table-cell office:value-type="float" office:value="8.9381100896" calcext:value-type="float">
            <text:p>8.9381100896</text:p>
          </table:table-cell>
          <table:table-cell office:value-type="float" office:value="3.9901179841" calcext:value-type="float">
            <text:p>3.9901179841</text:p>
          </table:table-cell>
          <table:table-cell office:value-type="float" office:value="26355867" calcext:value-type="float">
            <text:p>26355867</text:p>
          </table:table-cell>
          <table:table-cell office:value-type="float" office:value="26355866" calcext:value-type="float">
            <text:p>26355866</text:p>
          </table:table-cell>
          <table:table-cell/>
          <table:table-cell table:formula="of:=[.$B$2:.$B$43]/[.$C$2:.$C$43]" office:value-type="float" office:value="2.24006160349568" calcext:value-type="float">
            <text:p>2.2400616035</text:p>
          </table:table-cell>
        </table:table-row>
        <table:table-row table:style-name="ro1">
          <table:table-cell office:value-type="float" office:value="600000000" calcext:value-type="float">
            <text:p>600000000</text:p>
          </table:table-cell>
          <table:table-cell office:value-type="float" office:value="10.3455499889" calcext:value-type="float">
            <text:p>10.3455499889</text:p>
          </table:table-cell>
          <table:table-cell office:value-type="float" office:value="5.011878017" calcext:value-type="float">
            <text:p>5.011878017</text:p>
          </table:table-cell>
          <table:table-cell office:value-type="float" office:value="31324703" calcext:value-type="float">
            <text:p>31324703</text:p>
          </table:table-cell>
          <table:table-cell office:value-type="float" office:value="31324702" calcext:value-type="float">
            <text:p>31324702</text:p>
          </table:table-cell>
          <table:table-cell/>
          <table:table-cell table:formula="of:=[.$B$2:.$B$43]/[.$C$2:.$C$43]" office:value-type="float" office:value="2.06420626236482" calcext:value-type="float">
            <text:p>2.0642062624</text:p>
          </table:table-cell>
        </table:table-row>
        <table:table-row table:style-name="ro1">
          <table:table-cell office:value-type="float" office:value="700000000" calcext:value-type="float">
            <text:p>700000000</text:p>
          </table:table-cell>
          <table:table-cell office:value-type="float" office:value="12.6841129465" calcext:value-type="float">
            <text:p>12.6841129465</text:p>
          </table:table-cell>
          <table:table-cell office:value-type="float" office:value="5.5832778916" calcext:value-type="float">
            <text:p>5.5832778916</text:p>
          </table:table-cell>
          <table:table-cell office:value-type="float" office:value="36252931" calcext:value-type="float">
            <text:p>36252931</text:p>
          </table:table-cell>
          <table:table-cell office:value-type="float" office:value="36252930" calcext:value-type="float">
            <text:p>36252930</text:p>
          </table:table-cell>
          <table:table-cell/>
          <table:table-cell table:formula="of:=[.$B$2:.$B$43]/[.$C$2:.$C$43]" office:value-type="float" office:value="2.27180398195532" calcext:value-type="float">
            <text:p>2.271803982</text:p>
          </table:table-cell>
        </table:table-row>
        <table:table-row table:style-name="ro1">
          <table:table-cell office:value-type="float" office:value="800000000" calcext:value-type="float">
            <text:p>800000000</text:p>
          </table:table-cell>
          <table:table-cell office:value-type="float" office:value="13.9744109066" calcext:value-type="float">
            <text:p>13.9744109066</text:p>
          </table:table-cell>
          <table:table-cell office:value-type="float" office:value="6.8093409411" calcext:value-type="float">
            <text:p>6.8093409411</text:p>
          </table:table-cell>
          <table:table-cell office:value-type="float" office:value="41146179" calcext:value-type="float">
            <text:p>41146179</text:p>
          </table:table-cell>
          <table:table-cell office:value-type="float" office:value="41146178" calcext:value-type="float">
            <text:p>41146178</text:p>
          </table:table-cell>
          <table:table-cell/>
          <table:table-cell table:formula="of:=[.$B$2:.$B$43]/[.$C$2:.$C$43]" office:value-type="float" office:value="2.05224132959078" calcext:value-type="float">
            <text:p>2.0522413296</text:p>
          </table:table-cell>
        </table:table-row>
        <table:table-row table:style-name="ro1">
          <table:table-cell office:value-type="float" office:value="900000000" calcext:value-type="float">
            <text:p>900000000</text:p>
          </table:table-cell>
          <table:table-cell office:value-type="float" office:value="15.8358931078" calcext:value-type="float">
            <text:p>15.8358931078</text:p>
          </table:table-cell>
          <table:table-cell office:value-type="float" office:value="7.3026679844" calcext:value-type="float">
            <text:p>7.3026679844</text:p>
          </table:table-cell>
          <table:table-cell office:value-type="float" office:value="46009215" calcext:value-type="float">
            <text:p>46009215</text:p>
          </table:table-cell>
          <table:table-cell office:value-type="float" office:value="46009214" calcext:value-type="float">
            <text:p>46009214</text:p>
          </table:table-cell>
          <table:table-cell/>
          <table:table-cell table:formula="of:=[.$B$2:.$B$43]/[.$C$2:.$C$43]" office:value-type="float" office:value="2.16850788528641" calcext:value-type="float">
            <text:p>2.1685078853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8.0069118877" calcext:value-type="float">
            <text:p>18.0069118877</text:p>
          </table:table-cell>
          <table:table-cell office:value-type="float" office:value="8.0484920487" calcext:value-type="float">
            <text:p>8.0484920487</text:p>
          </table:table-cell>
          <table:table-cell office:value-type="float" office:value="50847534" calcext:value-type="float">
            <text:p>50847534</text:p>
          </table:table-cell>
          <table:table-cell office:value-type="float" office:value="50847533" calcext:value-type="float">
            <text:p>50847533</text:p>
          </table:table-cell>
          <table:table-cell/>
          <table:table-cell table:formula="of:=[.$B$2:.$B$43]/[.$C$2:.$C$43]" office:value-type="float" office:value="2.23730256285816" calcext:value-type="float">
            <text:p>2.2373025629</text:p>
          </table:table-cell>
        </table:table-row>
        <table:table-row table:style-name="ro1">
          <table:table-cell office:value-type="float" office:value="1100000000" calcext:value-type="float">
            <text:p>1100000000</text:p>
          </table:table-cell>
          <table:table-cell office:value-type="float" office:value="19.4879198822" calcext:value-type="float">
            <text:p>19.4879198822</text:p>
          </table:table-cell>
          <table:table-cell office:value-type="float" office:value="9.4263940965" calcext:value-type="float">
            <text:p>9.4263940965</text:p>
          </table:table-cell>
          <table:table-cell office:value-type="float" office:value="55662470" calcext:value-type="float">
            <text:p>55662470</text:p>
          </table:table-cell>
          <table:table-cell office:value-type="float" office:value="55662469" calcext:value-type="float">
            <text:p>55662469</text:p>
          </table:table-cell>
          <table:table-cell/>
          <table:table-cell table:formula="of:=[.$B$2:.$B$43]/[.$C$2:.$C$43]" office:value-type="float" office:value="2.06737801143237" calcext:value-type="float">
            <text:p>2.0673780114</text:p>
          </table:table-cell>
        </table:table-row>
        <table:table-row table:style-name="ro1">
          <table:table-cell office:value-type="float" office:value="1200000000" calcext:value-type="float">
            <text:p>1200000000</text:p>
          </table:table-cell>
          <table:table-cell office:value-type="float" office:value="22.4203640433" calcext:value-type="float">
            <text:p>22.4203640433</text:p>
          </table:table-cell>
          <table:table-cell office:value-type="float" office:value="10.0174689825" calcext:value-type="float">
            <text:p>10.0174689825</text:p>
          </table:table-cell>
          <table:table-cell office:value-type="float" office:value="60454705" calcext:value-type="float">
            <text:p>60454705</text:p>
          </table:table-cell>
          <table:table-cell office:value-type="float" office:value="60454704" calcext:value-type="float">
            <text:p>60454704</text:p>
          </table:table-cell>
          <table:table-cell/>
          <table:table-cell table:formula="of:=[.$B$2:.$B$43]/[.$C$2:.$C$43]" office:value-type="float" office:value="2.23812662484578" calcext:value-type="float">
            <text:p>2.2381266248</text:p>
          </table:table-cell>
        </table:table-row>
        <table:table-row table:style-name="ro1">
          <table:table-cell office:value-type="float" office:value="1300000000" calcext:value-type="float">
            <text:p>1300000000</text:p>
          </table:table-cell>
          <table:table-cell office:value-type="float" office:value="23.5954410898" calcext:value-type="float">
            <text:p>23.5954410898</text:p>
          </table:table-cell>
          <table:table-cell office:value-type="float" office:value="10.3775840185" calcext:value-type="float">
            <text:p>10.3775840185</text:p>
          </table:table-cell>
          <table:table-cell office:value-type="float" office:value="65228333" calcext:value-type="float">
            <text:p>65228333</text:p>
          </table:table-cell>
          <table:table-cell office:value-type="float" office:value="65228332" calcext:value-type="float">
            <text:p>65228332</text:p>
          </table:table-cell>
          <table:table-cell/>
          <table:table-cell table:formula="of:=[.$B$2:.$B$43]/[.$C$2:.$C$43]" office:value-type="float" office:value="2.27369309154584" calcext:value-type="float">
            <text:p>2.2736930915</text:p>
          </table:table-cell>
        </table:table-row>
        <table:table-row table:style-name="ro1">
          <table:table-cell office:value-type="float" office:value="1400000000" calcext:value-type="float">
            <text:p>1400000000</text:p>
          </table:table-cell>
          <table:table-cell office:value-type="float" office:value="26.5114490883" calcext:value-type="float">
            <text:p>26.5114490883</text:p>
          </table:table-cell>
          <table:table-cell office:value-type="float" office:value="11.0751651153" calcext:value-type="float">
            <text:p>11.0751651153</text:p>
          </table:table-cell>
          <table:table-cell office:value-type="float" office:value="69985473" calcext:value-type="float">
            <text:p>69985473</text:p>
          </table:table-cell>
          <table:table-cell office:value-type="float" office:value="69985472" calcext:value-type="float">
            <text:p>69985472</text:p>
          </table:table-cell>
          <table:table-cell/>
          <table:table-cell table:formula="of:=[.$B$2:.$B$43]/[.$C$2:.$C$43]" office:value-type="float" office:value="2.3937746130462" calcext:value-type="float">
            <text:p>2.393774613</text:p>
          </table:table-cell>
        </table:table-row>
        <table:table-row table:style-name="ro1">
          <table:table-cell office:value-type="float" office:value="1500000000" calcext:value-type="float">
            <text:p>1500000000</text:p>
          </table:table-cell>
          <table:table-cell office:value-type="float" office:value="26.9755919041" calcext:value-type="float">
            <text:p>26.9755919041</text:p>
          </table:table-cell>
          <table:table-cell office:value-type="float" office:value="11.9925879208" calcext:value-type="float">
            <text:p>11.9925879208</text:p>
          </table:table-cell>
          <table:table-cell office:value-type="float" office:value="74726528" calcext:value-type="float">
            <text:p>74726528</text:p>
          </table:table-cell>
          <table:table-cell office:value-type="float" office:value="74726527" calcext:value-type="float">
            <text:p>74726527</text:p>
          </table:table-cell>
          <table:table-cell/>
          <table:table-cell table:formula="of:=[.$B$2:.$B$43]/[.$C$2:.$C$43]" office:value-type="float" office:value="2.24935535868062" calcext:value-type="float">
            <text:p>2.2493553587</text:p>
          </table:table-cell>
        </table:table-row>
        <table:table-row table:style-name="ro1">
          <table:table-cell office:value-type="float" office:value="1600000000" calcext:value-type="float">
            <text:p>1600000000</text:p>
          </table:table-cell>
          <table:table-cell office:value-type="float" office:value="30.2582220339" calcext:value-type="float">
            <text:p>30.2582220339</text:p>
          </table:table-cell>
          <table:table-cell office:value-type="float" office:value="13.9449501191" calcext:value-type="float">
            <text:p>13.9449501191</text:p>
          </table:table-cell>
          <table:table-cell office:value-type="float" office:value="79451833" calcext:value-type="float">
            <text:p>79451833</text:p>
          </table:table-cell>
          <table:table-cell office:value-type="float" office:value="79451832" calcext:value-type="float">
            <text:p>79451832</text:p>
          </table:table-cell>
          <table:table-cell/>
          <table:table-cell table:formula="of:=[.$B$2:.$B$43]/[.$C$2:.$C$43]" office:value-type="float" office:value="2.169833651284" calcext:value-type="float">
            <text:p>2.1698336513</text:p>
          </table:table-cell>
        </table:table-row>
        <table:table-row table:style-name="ro1">
          <table:table-cell office:value-type="float" office:value="1700000000" calcext:value-type="float">
            <text:p>1700000000</text:p>
          </table:table-cell>
          <table:table-cell office:value-type="float" office:value="32.2235829942" calcext:value-type="float">
            <text:p>32.2235829942</text:p>
          </table:table-cell>
          <table:table-cell office:value-type="float" office:value="14.2521269333" calcext:value-type="float">
            <text:p>14.2521269333</text:p>
          </table:table-cell>
          <table:table-cell office:value-type="float" office:value="84163019" calcext:value-type="float">
            <text:p>84163019</text:p>
          </table:table-cell>
          <table:table-cell office:value-type="float" office:value="84163018" calcext:value-type="float">
            <text:p>84163018</text:p>
          </table:table-cell>
          <table:table-cell/>
          <table:table-cell table:formula="of:=[.$B$2:.$B$43]/[.$C$2:.$C$43]" office:value-type="float" office:value="2.26096660133652" calcext:value-type="float">
            <text:p>2.2609666013</text:p>
          </table:table-cell>
        </table:table-row>
        <table:table-row table:style-name="ro1">
          <table:table-cell office:value-type="float" office:value="1800000000" calcext:value-type="float">
            <text:p>1800000000</text:p>
          </table:table-cell>
          <table:table-cell office:value-type="float" office:value="32.8872118869" calcext:value-type="float">
            <text:p>32.8872118869</text:p>
          </table:table-cell>
          <table:table-cell office:value-type="float" office:value="14.924550968" calcext:value-type="float">
            <text:p>14.924550968</text:p>
          </table:table-cell>
          <table:table-cell office:value-type="float" office:value="88862422" calcext:value-type="float">
            <text:p>88862422</text:p>
          </table:table-cell>
          <table:table-cell office:value-type="float" office:value="88862421" calcext:value-type="float">
            <text:p>88862421</text:p>
          </table:table-cell>
          <table:table-cell/>
          <table:table-cell table:formula="of:=[.$B$2:.$B$43]/[.$C$2:.$C$43]" office:value-type="float" office:value="2.20356458009451" calcext:value-type="float">
            <text:p>2.2035645801</text:p>
          </table:table-cell>
        </table:table-row>
        <table:table-row table:style-name="ro1">
          <table:table-cell office:value-type="float" office:value="1900000000" calcext:value-type="float">
            <text:p>1900000000</text:p>
          </table:table-cell>
          <table:table-cell office:value-type="float" office:value="36.7206629502" calcext:value-type="float">
            <text:p>36.7206629502</text:p>
          </table:table-cell>
          <table:table-cell office:value-type="float" office:value="16.3945279494" calcext:value-type="float">
            <text:p>16.3945279494</text:p>
          </table:table-cell>
          <table:table-cell office:value-type="float" office:value="93547928" calcext:value-type="float">
            <text:p>93547928</text:p>
          </table:table-cell>
          <table:table-cell office:value-type="float" office:value="93547927" calcext:value-type="float">
            <text:p>93547927</text:p>
          </table:table-cell>
          <table:table-cell/>
          <table:table-cell table:formula="of:=[.$B$2:.$B$43]/[.$C$2:.$C$43]" office:value-type="float" office:value="2.23981215339255" calcext:value-type="float">
            <text:p>2.2398121534</text:p>
          </table:table-cell>
        </table:table-row>
        <table:table-row table:style-name="ro1">
          <table:table-cell office:value-type="float" office:value="2000000000" calcext:value-type="float">
            <text:p>2000000000</text:p>
          </table:table-cell>
          <table:table-cell office:value-type="float" office:value="38.3611690887" calcext:value-type="float">
            <text:p>38.3611690887</text:p>
          </table:table-cell>
          <table:table-cell office:value-type="float" office:value="16.617560026" calcext:value-type="float">
            <text:p>16.617560026</text:p>
          </table:table-cell>
          <table:table-cell office:value-type="float" office:value="98222287" calcext:value-type="float">
            <text:p>98222287</text:p>
          </table:table-cell>
          <table:table-cell office:value-type="float" office:value="98222286" calcext:value-type="float">
            <text:p>98222286</text:p>
          </table:table-cell>
          <table:table-cell/>
          <table:table-cell table:formula="of:=[.$B$2:.$B$43]/[.$C$2:.$C$43]" office:value-type="float" office:value="2.30847182310037" calcext:value-type="float">
            <text:p>2.3084718231</text:p>
          </table:table-cell>
        </table:table-row>
        <table:table-row table:style-name="ro1">
          <table:table-cell office:value-type="float" office:value="2100000000" calcext:value-type="float">
            <text:p>2100000000</text:p>
          </table:table-cell>
          <table:table-cell office:value-type="float" office:value="39.3934800971" calcext:value-type="float">
            <text:p>39.3934800971</text:p>
          </table:table-cell>
          <table:table-cell office:value-type="float" office:value="17.4123429244" calcext:value-type="float">
            <text:p>17.4123429244</text:p>
          </table:table-cell>
          <table:table-cell office:value-type="float" office:value="102886526" calcext:value-type="float">
            <text:p>102886526</text:p>
          </table:table-cell>
          <table:table-cell office:value-type="float" office:value="102886525" calcext:value-type="float">
            <text:p>102886525</text:p>
          </table:table-cell>
          <table:table-cell/>
          <table:table-cell table:formula="of:=[.$B$2:.$B$43]/[.$C$2:.$C$43]" office:value-type="float" office:value="2.26238825344392" calcext:value-type="float">
            <text:p>2.2623882534</text:p>
          </table:table-cell>
        </table:table-row>
        <table:table-row table:style-name="ro1">
          <table:table-cell office:value-type="float" office:value="2200000000" calcext:value-type="float">
            <text:p>2200000000</text:p>
          </table:table-cell>
          <table:table-cell office:value-type="float" office:value="42.4355878925" calcext:value-type="float">
            <text:p>42.4355878925</text:p>
          </table:table-cell>
          <table:table-cell office:value-type="float" office:value="19.252283056" calcext:value-type="float">
            <text:p>19.252283056</text:p>
          </table:table-cell>
          <table:table-cell office:value-type="float" office:value="107540122" calcext:value-type="float">
            <text:p>107540122</text:p>
          </table:table-cell>
          <table:table-cell office:value-type="float" office:value="107540121" calcext:value-type="float">
            <text:p>107540121</text:p>
          </table:table-cell>
          <table:table-cell/>
          <table:table-cell table:formula="of:=[.$B$2:.$B$43]/[.$C$2:.$C$43]" office:value-type="float" office:value="2.20418470729241" calcext:value-type="float">
            <text:p>2.2041847073</text:p>
          </table:table-cell>
        </table:table-row>
        <table:table-row table:style-name="ro1">
          <table:table-cell office:value-type="float" office:value="2300000000" calcext:value-type="float">
            <text:p>2300000000</text:p>
          </table:table-cell>
          <table:table-cell office:value-type="float" office:value="43.353328041" calcext:value-type="float">
            <text:p>43.353328041</text:p>
          </table:table-cell>
          <table:table-cell office:value-type="float" office:value="20.0979319791" calcext:value-type="float">
            <text:p>20.0979319791</text:p>
          </table:table-cell>
          <table:table-cell office:value-type="float" office:value="112184940" calcext:value-type="float">
            <text:p>112184940</text:p>
          </table:table-cell>
          <table:table-cell office:value-type="float" office:value="112184939" calcext:value-type="float">
            <text:p>112184939</text:p>
          </table:table-cell>
          <table:table-cell/>
          <table:table-cell table:formula="of:=[.$B$2:.$B$43]/[.$C$2:.$C$43]" office:value-type="float" office:value="2.15710392920443" calcext:value-type="float">
            <text:p>2.1571039292</text:p>
          </table:table-cell>
        </table:table-row>
        <table:table-row table:style-name="ro1">
          <table:table-cell office:value-type="float" office:value="2400000000" calcext:value-type="float">
            <text:p>2400000000</text:p>
          </table:table-cell>
          <table:table-cell office:value-type="float" office:value="45.0081739355" calcext:value-type="float">
            <text:p>45.0081739355</text:p>
          </table:table-cell>
          <table:table-cell office:value-type="float" office:value="20.6734950301" calcext:value-type="float">
            <text:p>20.6734950301</text:p>
          </table:table-cell>
          <table:table-cell office:value-type="float" office:value="116818447" calcext:value-type="float">
            <text:p>116818447</text:p>
          </table:table-cell>
          <table:table-cell office:value-type="float" office:value="116818446" calcext:value-type="float">
            <text:p>116818446</text:p>
          </table:table-cell>
          <table:table-cell/>
          <table:table-cell table:formula="of:=[.$B$2:.$B$43]/[.$C$2:.$C$43]" office:value-type="float" office:value="2.17709554528489" calcext:value-type="float">
            <text:p>2.1770955453</text:p>
          </table:table-cell>
        </table:table-row>
        <table:table-row table:style-name="ro1">
          <table:table-cell office:value-type="float" office:value="2500000000" calcext:value-type="float">
            <text:p>2500000000</text:p>
          </table:table-cell>
          <table:table-cell office:value-type="float" office:value="49.1815101048" calcext:value-type="float">
            <text:p>49.1815101048</text:p>
          </table:table-cell>
          <table:table-cell office:value-type="float" office:value="22.0877529756" calcext:value-type="float">
            <text:p>22.0877529756</text:p>
          </table:table-cell>
          <table:table-cell office:value-type="float" office:value="121443371" calcext:value-type="float">
            <text:p>121443371</text:p>
          </table:table-cell>
          <table:table-cell office:value-type="float" office:value="121443370" calcext:value-type="float">
            <text:p>121443370</text:p>
          </table:table-cell>
          <table:table-cell/>
          <table:table-cell table:formula="of:=[.$B$2:.$B$43]/[.$C$2:.$C$43]" office:value-type="float" office:value="2.22664162167741" calcext:value-type="float">
            <text:p>2.2266416217</text:p>
          </table:table-cell>
        </table:table-row>
        <table:table-row table:style-name="ro1">
          <table:table-cell office:value-type="float" office:value="2600000000" calcext:value-type="float">
            <text:p>2600000000</text:p>
          </table:table-cell>
          <table:table-cell office:value-type="float" office:value="51.3432890466" calcext:value-type="float">
            <text:p>51.3432890466</text:p>
          </table:table-cell>
          <table:table-cell office:value-type="float" office:value="22.012063034" calcext:value-type="float">
            <text:p>22.012063034</text:p>
          </table:table-cell>
          <table:table-cell office:value-type="float" office:value="126062167" calcext:value-type="float">
            <text:p>126062167</text:p>
          </table:table-cell>
          <table:table-cell office:value-type="float" office:value="126062166" calcext:value-type="float">
            <text:p>126062166</text:p>
          </table:table-cell>
          <table:table-cell/>
          <table:table-cell table:formula="of:=[.$B$2:.$B$43]/[.$C$2:.$C$43]" office:value-type="float" office:value="2.33250690620387" calcext:value-type="float">
            <text:p>2.3325069062</text:p>
          </table:table-cell>
        </table:table-row>
        <table:table-row table:style-name="ro1">
          <table:table-cell office:value-type="float" office:value="2700000000" calcext:value-type="float">
            <text:p>2700000000</text:p>
          </table:table-cell>
          <table:table-cell office:value-type="float" office:value="51.1586249138" calcext:value-type="float">
            <text:p>51.1586249138</text:p>
          </table:table-cell>
          <table:table-cell office:value-type="float" office:value="24.0191830281" calcext:value-type="float">
            <text:p>24.0191830281</text:p>
          </table:table-cell>
          <table:table-cell office:value-type="float" office:value="130670192" calcext:value-type="float">
            <text:p>130670192</text:p>
          </table:table-cell>
          <table:table-cell office:value-type="float" office:value="130670191" calcext:value-type="float">
            <text:p>130670191</text:p>
          </table:table-cell>
          <table:table-cell/>
          <table:table-cell table:formula="of:=[.$B$2:.$B$43]/[.$C$2:.$C$43]" office:value-type="float" office:value="2.12990695203703" calcext:value-type="float">
            <text:p>2.129906952</text:p>
          </table:table-cell>
        </table:table-row>
        <table:table-row table:style-name="ro1">
          <table:table-cell office:value-type="float" office:value="2800000000" calcext:value-type="float">
            <text:p>2800000000</text:p>
          </table:table-cell>
          <table:table-cell office:value-type="float" office:value="53.3409920051" calcext:value-type="float">
            <text:p>53.3409920051</text:p>
          </table:table-cell>
          <table:table-cell office:value-type="float" office:value="24.7522308979" calcext:value-type="float">
            <text:p>24.7522308979</text:p>
          </table:table-cell>
          <table:table-cell office:value-type="float" office:value="135270258" calcext:value-type="float">
            <text:p>135270258</text:p>
          </table:table-cell>
          <table:table-cell office:value-type="float" office:value="135270257" calcext:value-type="float">
            <text:p>135270257</text:p>
          </table:table-cell>
          <table:table-cell/>
          <table:table-cell table:formula="of:=[.$B$2:.$B$43]/[.$C$2:.$C$43]" office:value-type="float" office:value="2.15499735054692" calcext:value-type="float">
            <text:p>2.1549973505</text:p>
          </table:table-cell>
        </table:table-row>
        <table:table-row table:style-name="ro1">
          <table:table-cell office:value-type="float" office:value="2900000000" calcext:value-type="float">
            <text:p>2900000000</text:p>
          </table:table-cell>
          <table:table-cell office:value-type="float" office:value="55.47018401" calcext:value-type="float">
            <text:p>55.47018401</text:p>
          </table:table-cell>
          <table:table-cell office:value-type="float" office:value="24.3075119497" calcext:value-type="float">
            <text:p>24.3075119497</text:p>
          </table:table-cell>
          <table:table-cell office:value-type="float" office:value="139864011" calcext:value-type="float">
            <text:p>139864011</text:p>
          </table:table-cell>
          <table:table-cell office:value-type="float" office:value="139864010" calcext:value-type="float">
            <text:p>139864010</text:p>
          </table:table-cell>
          <table:table-cell/>
          <table:table-cell table:formula="of:=[.$B$2:.$B$43]/[.$C$2:.$C$43]" office:value-type="float" office:value="2.28201817301522" calcext:value-type="float">
            <text:p>2.282018173</text:p>
          </table:table-cell>
        </table:table-row>
        <table:table-row table:style-name="ro1">
          <table:table-cell office:value-type="float" office:value="3000000000" calcext:value-type="float">
            <text:p>3000000000</text:p>
          </table:table-cell>
          <table:table-cell office:value-type="float" office:value="56.9847639827" calcext:value-type="float">
            <text:p>56.9847639827</text:p>
          </table:table-cell>
          <table:table-cell office:value-type="float" office:value="26.5199970692" calcext:value-type="float">
            <text:p>26.5199970692</text:p>
          </table:table-cell>
          <table:table-cell office:value-type="float" office:value="144449537" calcext:value-type="float">
            <text:p>144449537</text:p>
          </table:table-cell>
          <table:table-cell office:value-type="float" office:value="144449536" calcext:value-type="float">
            <text:p>144449536</text:p>
          </table:table-cell>
          <table:table-cell/>
          <table:table-cell table:formula="of:=[.$B$2:.$B$43]/[.$C$2:.$C$43]" office:value-type="float" office:value="2.14874699397616" calcext:value-type="float">
            <text:p>2.148746994</text:p>
          </table:table-cell>
        </table:table-row>
        <table:table-row table:style-name="ro1">
          <table:table-cell office:value-type="float" office:value="3100000000" calcext:value-type="float">
            <text:p>3100000000</text:p>
          </table:table-cell>
          <table:table-cell office:value-type="float" office:value="60.5142700262" calcext:value-type="float">
            <text:p>60.5142700262</text:p>
          </table:table-cell>
          <table:table-cell office:value-type="float" office:value="27.7222269376" calcext:value-type="float">
            <text:p>27.7222269376</text:p>
          </table:table-cell>
          <table:table-cell office:value-type="float" office:value="149028641" calcext:value-type="float">
            <text:p>149028641</text:p>
          </table:table-cell>
          <table:table-cell office:value-type="float" office:value="149028640" calcext:value-type="float">
            <text:p>149028640</text:p>
          </table:table-cell>
          <table:table-cell/>
          <table:table-cell table:formula="of:=[.$B$2:.$B$43]/[.$C$2:.$C$43]" office:value-type="float" office:value="2.18287910860883" calcext:value-type="float">
            <text:p>2.1828791086</text:p>
          </table:table-cell>
        </table:table-row>
        <table:table-row table:style-name="ro1">
          <table:table-cell office:value-type="float" office:value="3200000000" calcext:value-type="float">
            <text:p>3200000000</text:p>
          </table:table-cell>
          <table:table-cell office:value-type="float" office:value="60.012045889" calcext:value-type="float">
            <text:p>60.012045889</text:p>
          </table:table-cell>
          <table:table-cell office:value-type="float" office:value="28.7487220151" calcext:value-type="float">
            <text:p>28.7487220151</text:p>
          </table:table-cell>
          <table:table-cell office:value-type="float" office:value="153600805" calcext:value-type="float">
            <text:p>153600805</text:p>
          </table:table-cell>
          <table:table-cell office:value-type="float" office:value="153600804" calcext:value-type="float">
            <text:p>153600804</text:p>
          </table:table-cell>
          <table:table-cell/>
          <table:table-cell table:formula="of:=[.$B$2:.$B$43]/[.$C$2:.$C$43]" office:value-type="float" office:value="2.08746830059017" calcext:value-type="float">
            <text:p>2.0874683006</text:p>
          </table:table-cell>
        </table:table-row>
        <table:table-row table:style-name="ro1">
          <table:table-cell office:value-type="float" office:value="3300000000" calcext:value-type="float">
            <text:p>3300000000</text:p>
          </table:table-cell>
          <table:table-cell office:value-type="float" office:value="65.3936210892" calcext:value-type="float">
            <text:p>65.3936210892</text:p>
          </table:table-cell>
          <table:table-cell office:value-type="float" office:value="29.68840601" calcext:value-type="float">
            <text:p>29.68840601</text:p>
          </table:table-cell>
          <table:table-cell office:value-type="float" office:value="158165829" calcext:value-type="float">
            <text:p>158165829</text:p>
          </table:table-cell>
          <table:table-cell office:value-type="float" office:value="158165828" calcext:value-type="float">
            <text:p>158165828</text:p>
          </table:table-cell>
          <table:table-cell/>
          <table:table-cell table:formula="of:=[.$B$2:.$B$43]/[.$C$2:.$C$43]" office:value-type="float" office:value="2.20266527839768" calcext:value-type="float">
            <text:p>2.2026652784</text:p>
          </table:table-cell>
        </table:table-row>
        <table:table-row table:style-name="ro1">
          <table:table-cell office:value-type="float" office:value="3400000000" calcext:value-type="float">
            <text:p>3400000000</text:p>
          </table:table-cell>
          <table:table-cell office:value-type="float" office:value="62.9704729115" calcext:value-type="float">
            <text:p>62.9704729115</text:p>
          </table:table-cell>
          <table:table-cell office:value-type="float" office:value="29.7541698854" calcext:value-type="float">
            <text:p>29.7541698854</text:p>
          </table:table-cell>
          <table:table-cell office:value-type="float" office:value="162725196" calcext:value-type="float">
            <text:p>162725196</text:p>
          </table:table-cell>
          <table:table-cell office:value-type="float" office:value="162725195" calcext:value-type="float">
            <text:p>162725195</text:p>
          </table:table-cell>
          <table:table-cell/>
          <table:table-cell table:formula="of:=[.$B$2:.$B$43]/[.$C$2:.$C$43]" office:value-type="float" office:value="2.11635791400112" calcext:value-type="float">
            <text:p>2.116357914</text:p>
          </table:table-cell>
        </table:table-row>
        <table:table-row table:style-name="ro1">
          <table:table-cell office:value-type="float" office:value="3500000000" calcext:value-type="float">
            <text:p>3500000000</text:p>
          </table:table-cell>
          <table:table-cell office:value-type="float" office:value="69.8409569373" calcext:value-type="float">
            <text:p>69.8409569373</text:p>
          </table:table-cell>
          <table:table-cell office:value-type="float" office:value="31.0977290192" calcext:value-type="float">
            <text:p>31.0977290192</text:p>
          </table:table-cell>
          <table:table-cell office:value-type="float" office:value="167279333" calcext:value-type="float">
            <text:p>167279333</text:p>
          </table:table-cell>
          <table:table-cell office:value-type="float" office:value="167279332" calcext:value-type="float">
            <text:p>167279332</text:p>
          </table:table-cell>
          <table:table-cell/>
          <table:table-cell table:formula="of:=[.$B$2:.$B$43]/[.$C$2:.$C$43]" office:value-type="float" office:value="2.2458539301754" calcext:value-type="float">
            <text:p>2.2458539302</text:p>
          </table:table-cell>
        </table:table-row>
        <table:table-row table:style-name="ro1">
          <table:table-cell office:value-type="float" office:value="3600000000" calcext:value-type="float">
            <text:p>3600000000</text:p>
          </table:table-cell>
          <table:table-cell office:value-type="float" office:value="67.1172831177" calcext:value-type="float">
            <text:p>67.1172831177</text:p>
          </table:table-cell>
          <table:table-cell office:value-type="float" office:value="30.4034039054" calcext:value-type="float">
            <text:p>30.4034039054</text:p>
          </table:table-cell>
          <table:table-cell office:value-type="float" office:value="171827136" calcext:value-type="float">
            <text:p>171827136</text:p>
          </table:table-cell>
          <table:table-cell office:value-type="float" office:value="171827135" calcext:value-type="float">
            <text:p>171827135</text:p>
          </table:table-cell>
          <table:table-cell/>
          <table:table-cell table:formula="of:=[.$B$2:.$B$43]/[.$C$2:.$C$43]" office:value-type="float" office:value="2.2075581841604" calcext:value-type="float">
            <text:p>2.2075581842</text:p>
          </table:table-cell>
        </table:table-row>
        <table:table-row table:style-name="ro1">
          <table:table-cell office:value-type="float" office:value="3700000000" calcext:value-type="float">
            <text:p>3700000000</text:p>
          </table:table-cell>
          <table:table-cell office:value-type="float" office:value="73.4939509822" calcext:value-type="float">
            <text:p>73.4939509822</text:p>
          </table:table-cell>
          <table:table-cell office:value-type="float" office:value="32.2375419811" calcext:value-type="float">
            <text:p>32.2375419811</text:p>
          </table:table-cell>
          <table:table-cell office:value-type="float" office:value="176369517" calcext:value-type="float">
            <text:p>176369517</text:p>
          </table:table-cell>
          <table:table-cell office:value-type="float" office:value="176369516" calcext:value-type="float">
            <text:p>176369516</text:p>
          </table:table-cell>
          <table:table-cell/>
          <table:table-cell table:formula="of:=[.$B$2:.$B$43]/[.$C$2:.$C$43]" office:value-type="float" office:value="2.27976286235742" calcext:value-type="float">
            <text:p>2.2797628624</text:p>
          </table:table-cell>
        </table:table-row>
        <table:table-row table:style-name="ro1">
          <table:table-cell office:value-type="float" office:value="3800000000" calcext:value-type="float">
            <text:p>3800000000</text:p>
          </table:table-cell>
          <table:table-cell office:value-type="float" office:value="76.0375679339" calcext:value-type="float">
            <text:p>76.0375679339</text:p>
          </table:table-cell>
          <table:table-cell office:value-type="float" office:value="31.9458291063" calcext:value-type="float">
            <text:p>31.9458291063</text:p>
          </table:table-cell>
          <table:table-cell office:value-type="float" office:value="180906194" calcext:value-type="float">
            <text:p>180906194</text:p>
          </table:table-cell>
          <table:table-cell office:value-type="float" office:value="180906193" calcext:value-type="float">
            <text:p>180906193</text:p>
          </table:table-cell>
          <table:table-cell/>
          <table:table-cell table:formula="of:=[.$B$2:.$B$43]/[.$C$2:.$C$43]" office:value-type="float" office:value="2.38020330231168" calcext:value-type="float">
            <text:p>2.3802033023</text:p>
          </table:table-cell>
        </table:table-row>
        <table:table-row table:style-name="ro1">
          <table:table-cell office:value-type="float" office:value="3900000000" calcext:value-type="float">
            <text:p>3900000000</text:p>
          </table:table-cell>
          <table:table-cell office:value-type="float" office:value="78.455664996" calcext:value-type="float">
            <text:p>78.455664996</text:p>
          </table:table-cell>
          <table:table-cell office:value-type="float" office:value="33.7550660629" calcext:value-type="float">
            <text:p>33.7550660629</text:p>
          </table:table-cell>
          <table:table-cell office:value-type="float" office:value="185436625" calcext:value-type="float">
            <text:p>185436625</text:p>
          </table:table-cell>
          <table:table-cell office:value-type="float" office:value="185436624" calcext:value-type="float">
            <text:p>185436624</text:p>
          </table:table-cell>
          <table:table-cell/>
          <table:table-cell table:formula="of:=[.$B$2:.$B$43]/[.$C$2:.$C$43]" office:value-type="float" office:value="2.32426341129962" calcext:value-type="float">
            <text:p>2.3242634113</text:p>
          </table:table-cell>
        </table:table-row>
        <table:table-row table:style-name="ro1">
          <table:table-cell office:value-type="float" office:value="4000000000" calcext:value-type="float">
            <text:p>4000000000</text:p>
          </table:table-cell>
          <table:table-cell office:value-type="float" office:value="80.9324689933" calcext:value-type="float">
            <text:p>80.9324689933</text:p>
          </table:table-cell>
          <table:table-cell office:value-type="float" office:value="35.4401829989" calcext:value-type="float">
            <text:p>35.4401829989</text:p>
          </table:table-cell>
          <table:table-cell office:value-type="float" office:value="189961812" calcext:value-type="float">
            <text:p>189961812</text:p>
          </table:table-cell>
          <table:table-cell office:value-type="float" office:value="189961811" calcext:value-type="float">
            <text:p>189961811</text:p>
          </table:table-cell>
          <table:table-cell/>
          <table:table-cell table:formula="of:=[.$B$2:.$B$43]/[.$C$2:.$C$43]" office:value-type="float" office:value="2.28363575311708" calcext:value-type="float">
            <text:p>2.2836357531</text:p>
          </table:table-cell>
        </table:table-row>
        <table:table-row table:style-name="ro1">
          <table:table-cell office:value-type="float" office:value="4100000000" calcext:value-type="float">
            <text:p>4100000000</text:p>
          </table:table-cell>
          <table:table-cell office:value-type="float" office:value="82.0384289596" calcext:value-type="float">
            <text:p>82.0384289596</text:p>
          </table:table-cell>
          <table:table-cell office:value-type="float" office:value="37.5744409737" calcext:value-type="float">
            <text:p>37.5744409737</text:p>
          </table:table-cell>
          <table:table-cell office:value-type="float" office:value="194481069" calcext:value-type="float">
            <text:p>194481069</text:p>
          </table:table-cell>
          <table:table-cell office:value-type="float" office:value="194481068" calcext:value-type="float">
            <text:p>194481068</text:p>
          </table:table-cell>
          <table:table-cell/>
          <table:table-cell table:formula="of:=[.$B$2:.$B$43]/[.$C$2:.$C$43]" office:value-type="float" office:value="2.18335727248803" calcext:value-type="float">
            <text:p>2.1833572725</text:p>
          </table:table-cell>
        </table:table-row>
        <table:table-row table:style-name="ro1">
          <table:table-cell table:style-name="ce3" office:value-type="float" office:value="4200000000" calcext:value-type="float">
            <text:p>4200000000</text:p>
          </table:table-cell>
          <table:table-cell table:style-name="ce3" office:value-type="float" office:value="79.314230075" calcext:value-type="float">
            <text:p>79.314230075</text:p>
          </table:table-cell>
          <table:table-cell table:style-name="ce3" office:value-type="float" office:value="36.3971849106" calcext:value-type="float">
            <text:p>36.3971849106</text:p>
          </table:table-cell>
          <table:table-cell table:style-name="ce3" office:value-type="float" office:value="198996103" calcext:value-type="float">
            <text:p>198996103</text:p>
          </table:table-cell>
          <table:table-cell table:style-name="ce3" office:value-type="float" office:value="198996102" calcext:value-type="float">
            <text:p>198996102</text:p>
          </table:table-cell>
          <table:table-cell/>
          <table:table-cell table:style-name="ce3" table:formula="of:=[.$B$2:.$B$43]/[.$C$2:.$C$43]" office:value-type="float" office:value="2.17913089349669" calcext:value-type="float">
            <text:p>2.1791308935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Ergebnis:</text:p>
          </table:table-cell>
          <table:table-cell table:style-name="Default" office:value-type="string" calcext:value-type="string">
            <text:p>Indem man alle geraden Zahlen weglässt, kann die Laufzeit mehr als halbiert werden.</text:p>
          </table:table-cell>
          <table:table-cell table:style-name="Default" table:number-columns-repeated="3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4:30:02.055027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01T14:29:25.532454887</dc:date>
    <dc:creator>sibu </dc:creator>
    <meta:editing-duration>PT17M20S</meta:editing-duration>
    <meta:editing-cycles>11</meta:editing-cycles>
    <meta:document-statistic meta:table-count="1" meta:cell-count="260" meta:object-count="0"/>
  </office:meta>
</office:document-meta>
</file>